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line-height="150%"/>
    </style:style>
    <style:style style:name="P2" style:family="paragraph" style:parent-style-name="List_20_Paragraph" style:list-style-name="WWNum1">
      <style:paragraph-properties fo:line-height="150%"/>
      <style:text-properties officeooo:paragraph-rsid="0003878c"/>
    </style:style>
    <style:style style:name="P3" style:family="paragraph" style:parent-style-name="List_20_Paragraph" style:list-style-name="WWNum1">
      <style:paragraph-properties fo:margin-left="1.27cm" fo:margin-right="-0.492cm" fo:line-height="150%" fo:text-indent="-0.635cm" style:auto-text-indent="false"/>
    </style:style>
    <style:style style:name="P4" style:family="paragraph" style:parent-style-name="List_20_Paragraph" style:list-style-name="WWNum5">
      <style:paragraph-properties fo:margin-left="1.905cm" fo:margin-right="-0.492cm" fo:line-height="150%" fo:text-indent="-0.635cm" style:auto-text-indent="false"/>
    </style:style>
    <style:style style:name="P5" style:family="paragraph" style:parent-style-name="List_20_Paragraph" style:list-style-name="WWNum3">
      <style:paragraph-properties fo:margin-left="1cm" fo:margin-right="-0.492cm" fo:line-height="150%" fo:text-indent="-0.635cm" style:auto-text-indent="false"/>
    </style:style>
    <style:style style:name="P6" style:family="paragraph" style:parent-style-name="Standard">
      <style:paragraph-properties fo:text-align="center" style:justify-single-word="false"/>
      <style:text-properties fo:color="#ce181e" style:text-underline-style="solid" style:text-underline-width="auto" style:text-underline-color="font-color" officeooo:rsid="0003878c" officeooo:paragraph-rsid="0003878c"/>
    </style:style>
    <style:style style:name="P7" style:family="paragraph" style:parent-style-name="Standard">
      <style:paragraph-properties fo:margin-left="0cm" fo:margin-right="-0.492cm" fo:line-height="150%" fo:text-indent="0cm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28pt" style:font-size-asian="28pt" style:font-size-complex="28pt"/>
    </style:style>
    <style:style style:name="T1" style:family="text">
      <style:text-properties fo:color="#7030a0" style:font-name="Times New Roman" fo:font-size="22pt" fo:language="en" fo:country="IN" style:font-size-asian="22pt" style:font-name-complex="Times New Roman2"/>
    </style:style>
    <style:style style:name="T2" style:family="text">
      <style:text-properties fo:color="#7030a0" style:font-name="Times New Roman" fo:language="en" fo:country="IN" style:font-name-complex="Times New Roman2"/>
    </style:style>
    <style:style style:name="T3" style:family="text">
      <style:text-properties fo:color="#ff0000" style:font-name="Times New Roman" fo:font-size="22pt" fo:language="en" fo:country="IN" style:font-size-asian="22pt" style:font-name-complex="Times New Roman2"/>
    </style:style>
    <style:style style:name="T4" style:family="text">
      <style:text-properties style:font-name="Times New Roman" fo:font-size="16pt" fo:language="en" fo:country="IN" style:font-size-asian="16pt" style:font-name-complex="Times New Roman2"/>
    </style:style>
    <style:style style:name="T5" style:family="text">
      <style:text-properties style:font-name="Times New Roman" fo:font-size="22pt" fo:language="en" fo:country="IN" style:font-size-asian="22pt" style:font-name-complex="Times New Roman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Employee Management system </text:span></text:p>
      <text:p text:style-name="P6"><text:span text:style-name="T5">ABSTRACT</text:span></text:p>
      <text:list xml:id="list488532777" text:style-name="WWNum1">
        <text:list-item>
          <text:p text:style-name="P2"><text:span text:style-name="T4">Hey there in this project first of <text:s/>all ill make two file in python first one file for the front end named as gui.py , and second one file is for the backend of the our project name Database.py </text:span></text:p>
        </text:list-item>
        <text:list-item>
          <text:p text:style-name="P1"><text:span text:style-name="T4">Then first working on the building front for the project and than we start making frame as like format – main frame{top frame{topleft{topright}}{downframe{downleftframe{downrightframe}}</text:span></text:p>
        </text:list-item>
        <text:list-item>
          <text:p text:style-name="P3"><text:span text:style-name="T4">Then we making widget section of <text:s/>the window – in this we are try to making a labels and entry fields of the gui front end . also creating <text:s/>global variable and local variable .</text:span></text:p>
        </text:list-item>
        <text:list-item>
          <text:p text:style-name="P3"><text:span text:style-name="T4"><text:s/>Then making buttons on the gui window for adding data , delete , reset, exit, search operations.</text:span></text:p>
        </text:list-item>
        <text:list-item>
          <text:p text:style-name="P3"><text:span text:style-name="T4">Now we making <text:s/>Backend for maintain data from the front end buttons , we making first of all diff-diff function to make database operation – addEmployeerec</text:span></text:p>
        </text:list-item>
      </text:list>
      <text:list xml:id="list3192269995" text:style-name="WWNum5">
        <text:list-item>
          <text:p text:style-name="P4"><text:span text:style-name="T4">View data, - deleterec , - search data , - data update . </text:span></text:p>
        </text:list-item>
      </text:list>
      <text:list xml:id="list2681364543" text:style-name="WWNum3">
        <text:list-item>
          <text:p text:style-name="P5"><text:span text:style-name="T4"><text:s/>Now Fetching data from the backend file to front file . import Employeedatabase then importing all funcutions of the backend file . then making funcution like api to get data from backend funcutions into gui file funcution .</text:span></text:p>
        </text:list-item>
        <text:list-item>
          <text:p text:style-name="P5"><text:span text:style-name="T4">Then calling the all over functions in the button of the front end gui frame . and now making calculation for the <text:s/>- PayRef <text:s/>and – MonthlySalary funcutions to calculate <text:s/>-M_pay , MTax ,MPension , Deduct , Grosspay , NI_Payment , NetPayafter all the operation results we are counting for the RECEIPT on output GUI Frame List box showing . </text:span></text:p>
          <text:p text:style-name="P5"><text:soft-page-break/><text:span text:style-name="T4"/></text:p>
        </text:list-item>
      </text:list>
      <text:p text:style-name="P7"><text:span text:style-name="T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6pt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751cm" fo:margin-bottom="2.54cm" fo:margin-left="1cm" fo:margin-right="1.08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editing-cycles>3</meta:editing-cycles>
    <meta:creation-date>2020-09-07T06:26:00</meta:creation-date>
    <dc:date>2024-06-22T19:43:29.948140633</dc:date>
    <meta:editing-duration>PT1H56M3S</meta:editing-duration>
    <meta:generator>LibreOffice/6.0.7.3$Linux_X86_64 LibreOffice_project/00m0$Build-3</meta:generator>
    <meta:document-statistic meta:table-count="0" meta:image-count="0" meta:object-count="0" meta:page-count="2" meta:paragraph-count="12" meta:word-count="260" meta:character-count="1472" meta:non-whitespace-character-count="121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